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0000001E262FB580CB9CD0464.png" manifest:media-type="image/png"/>
  <manifest:file-entry manifest:full-path="Pictures/1000020100000113000000B772B8BB6821515EFC.png" manifest:media-type="image/png"/>
  <manifest:file-entry manifest:full-path="Pictures/10000201000002CE000001E2349F6E4587FC3D88.png" manifest:media-type="image/png"/>
  <manifest:file-entry manifest:full-path="Pictures/10000201000004B000000276EA0D9C1D4CEC3E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b1" officeooo:paragraph-rsid="00025cb1"/>
    </style:style>
    <style:style style:name="P2" style:family="paragraph" style:parent-style-name="Standard">
      <style:text-properties officeooo:rsid="0003c5a4" officeooo:paragraph-rsid="0003c5a4"/>
    </style:style>
    <style:style style:name="P3" style:family="paragraph" style:parent-style-name="Standard">
      <style:paragraph-properties fo:break-before="page"/>
      <style:text-properties officeooo:rsid="00025cb1" officeooo:paragraph-rsid="00025c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3" text:anchor-type="char" svg:x="-0.649cm" svg:y="1.482cm" svg:width="7.987cm" svg:height="6.86cm" draw:z-index="2"><draw:image xlink:href="Pictures/10000201000004B000000276EA0D9C1D4CEC3EB5.png" xlink:type="simple" xlink:show="embed" xlink:actuate="onLoad" loext:mime-type="image/png"/></draw:frame><draw:frame draw:style-name="fr1" draw:name="Image4" text:anchor-type="char" svg:x="8.659cm" svg:y="2.09cm" svg:width="8.832cm" svg:height="5.579cm" draw:z-index="3"><draw:image xlink:href="Pictures/10000201000002CE000001E2349F6E4587FC3D88.png" xlink:type="simple" xlink:show="embed" xlink:actuate="onLoad" loext:mime-type="image/png"/></draw:frame>Cachorro salsicha kkkk</text:p>
      <text:p text:style-name="P3"/>
      <text:p text:style-name="P1"/>
      <text:p text:style-name="P1">MCU universo cinematográfico da Marvel</text:p>
      <text:p text:style-name="P1"><text:s/><draw:frame draw:style-name="fr1" draw:name="Image2" text:anchor-type="char" svg:x="10.366cm" svg:y="0.402cm" svg:width="7.276cm" svg:height="4.842cm" draw:z-index="1"><draw:image xlink:href="Pictures/1000020100000113000000B772B8BB6821515EFC.png" xlink:type="simple" xlink:show="embed" xlink:actuate="onLoad" loext:mime-type="image/png"/></draw:frame></text:p>
      <text:p text:style-name="P1"><draw:frame draw:style-name="fr1" draw:name="Image1" text:anchor-type="char" svg:x="-0.893cm" svg:y="0.462cm" svg:width="10.855cm" svg:height="4.36cm" draw:z-index="0"><draw:image xlink:href="Pictures/10000201000004B0000001E262FB580CB9CD0464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26.368661478</meta:creation-date>
    <dc:date>2022-04-14T15:13:22.314634348</dc:date>
    <meta:editing-duration>PT3M53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3" meta:word-count="8" meta:character-count="61" meta:non-whitespace-character-count="54"/>
  </office:meta>
</office:document-meta>
</file>